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4e7a9" officeooo:paragraph-rsid="0004e7a9" style:font-size-asian="18pt" style:font-size-complex="18pt"/>
    </style:style>
    <style:style style:name="P2" style:family="paragraph" style:parent-style-name="Standard">
      <style:text-properties fo:font-size="18pt" fo:font-weight="bold" officeooo:rsid="0004e7a9" officeooo:paragraph-rsid="0004e7a9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04e7a9"/>
    </style:style>
    <style:style style:name="P4" style:family="paragraph" style:parent-style-name="Standard">
      <style:text-properties fo:font-size="18pt" fo:font-weight="normal" officeooo:rsid="0004e7a9" officeooo:paragraph-rsid="0004e7a9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bold" officeooo:rsid="0004e7a9" officeooo:paragraph-rsid="0004e7a9" style:font-size-asian="18pt" style:font-weight-asian="bold" style:font-size-complex="18pt" style:font-weight-complex="bold"/>
    </style:style>
    <style:style style:name="P6" style:family="paragraph">
      <loext:graphic-properties draw:fill-color="#9999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bold" officeooo:rsid="0004e7a9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4e7a9" style:font-size-asian="15.75pt" style:font-weight-asian="bold" style:font-size-complex="18pt" style:font-weight-complex="bold"/>
    </style:style>
    <style:style style:name="gr1" style:family="graphic">
      <style:graphic-properties draw:stroke="none" draw:fill-color="#999999" draw:textarea-horizontal-align="justify" draw:textarea-vertical-align="middle" draw:auto-grow-height="false" fo:min-height="3.427cm" fo:min-width="4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draw:fill-color="#999999" draw:textarea-horizontal-align="justify" draw:textarea-vertical-align="middle" draw:auto-grow-height="false" fo:min-height="3.427cm" fo:min-width="4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e:</text:span> <text:s/>Diogo Miguel Quintino Rogado Cardoso Fonseca</text:p>
      <text:p text:style-name="P2">Nº: <text:span text:style-name="T2">79858</text:span></text:p>
      <text:p text:style-name="P4"/>
      <text:p text:style-name="P4"/>
      <text:p text:style-name="P2">P1.</text:p>
      <text:p text:style-name="P2"><draw:custom-shape text:anchor-type="paragraph" draw:z-index="0" draw:name="Shape 1" draw:style-name="gr2" draw:text-style-name="P6" svg:width="4.758cm" svg:height="3.428cm" svg:x="6.121cm" svg:y="0.88cm"><text:p text:style-name="Frame_20_contents"><draw:custom-shape text:anchor-type="paragraph" draw:z-index="1" draw:name="Shape 2" draw:style-name="gr1" draw:text-style-name="P6" svg:width="4.758cm" svg:height="3.428cm" svg:x="0.065cm" svg:y="4.907cm"><text:p/><draw:enhanced-geometry svg:viewBox="0 0 21600 21600" draw:type="rectangle" draw:enhanced-path="M 0 0 L 21600 0 21600 21600 0 21600 0 0 Z N"/></draw:custom-shape>#!/bin/bash</text:p><text:p text:style-name="Frame_20_contents"/><text:p text:style-name="Frame_20_contents">read -p "extension: " ext</text:p><text:p text:style-name="Frame_20_contents">ls *.$ext</text:p><draw:enhanced-geometry svg:viewBox="0 0 21600 21600" draw:type="rectangle" draw:enhanced-path="M 0 0 L 21600 0 21600 21600 0 21600 0 0 Z N"/></draw:custom-shape><text:tab/>a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4">b</text:span><text:span text:style-name="T3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3:31:17.873284373</meta:creation-date>
    <meta:generator>LibreOffice/7.3.7.2$Linux_X86_64 LibreOffice_project/30$Build-2</meta:generator>
    <dc:date>2024-02-16T23:41:49.065824435</dc:date>
    <meta:editing-duration>PT10M28S</meta:editing-duration>
    <meta:editing-cycles>2</meta:editing-cycles>
    <meta:document-statistic meta:table-count="0" meta:image-count="0" meta:object-count="0" meta:page-count="1" meta:paragraph-count="8" meta:word-count="20" meta:character-count="114" meta:non-whitespace-character-count="99"/>
  </office:meta>
</office:document-meta>
</file>